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left="1.91cm" fo:margin-right="0cm" fo:margin-top="0.071cm" fo:margin-bottom="0.101cm" loext:contextual-spacing="false" fo:text-indent="-0.64cm" style:auto-text-indent="false">
        <style:tab-stops/>
      </style:paragraph-properties>
      <style:text-properties fo:font-size="11pt" fo:font-style="italic" officeooo:rsid="001c8082" officeooo:paragraph-rsid="001c8082" style:font-size-asian="11pt" style:font-style-asian="italic" style:font-size-complex="11pt" style:font-style-complex="italic"/>
    </style:style>
    <style:style style:name="P2" style:family="paragraph" style:parent-style-name="Standard" style:list-style-name="L2">
      <style:paragraph-properties fo:margin-left="1.91cm" fo:margin-right="0cm" fo:margin-top="0.071cm" fo:margin-bottom="0.101cm" loext:contextual-spacing="false" fo:text-indent="-0.64cm" style:auto-text-indent="false">
        <style:tab-stops/>
      </style:paragraph-properties>
      <style:text-properties fo:font-size="11pt" fo:font-style="italic" officeooo:rsid="001cd641" officeooo:paragraph-rsid="001cd641" style:font-size-asian="11pt" style:font-style-asian="italic" style:font-size-complex="11pt" style:font-style-complex="italic"/>
    </style:style>
    <style:style style:name="P3" style:family="paragraph" style:parent-style-name="Standard" style:list-style-name="L1">
      <style:paragraph-properties fo:margin-top="0.101cm" fo:margin-bottom="0.15cm" loext:contextual-spacing="false"/>
      <style:text-properties fo:font-weight="bold" officeooo:rsid="001c8082" officeooo:paragraph-rsid="001c8082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5cm" loext:contextual-spacing="false"/>
      <style:text-properties fo:font-weight="bold" officeooo:rsid="001cd641" officeooo:paragraph-rsid="001cd641" style:font-weight-asian="bold" style:font-weight-complex="bold"/>
    </style:style>
    <style:style style:name="P5" style:family="paragraph" style:parent-style-name="Standard">
      <style:paragraph-properties fo:margin-left="1.3cm" fo:margin-right="0cm" fo:margin-top="0cm" fo:margin-bottom="0.15cm" loext:contextual-spacing="false" fo:text-indent="0.3cm" style:auto-text-indent="false"/>
      <style:text-properties fo:font-size="11pt" fo:font-weight="normal" officeooo:rsid="001ed01d" officeooo:paragraph-rsid="001ed01d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left="1.3cm" fo:margin-right="0cm" fo:margin-top="0cm" fo:margin-bottom="0.15cm" loext:contextual-spacing="false" fo:text-indent="0.3cm" style:auto-text-indent="false"/>
      <style:text-properties fo:font-size="11pt" fo:font-weight="normal" officeooo:rsid="0020b448" officeooo:paragraph-rsid="0020b448" style:font-size-asian="9.60000038146973pt" style:font-weight-asian="normal" style:font-size-complex="11pt" style:font-weight-complex="normal"/>
    </style:style>
    <style:style style:name="T1" style:family="text">
      <style:text-properties fo:color="#00a933" fo:font-style="normal" style:text-underline-style="none" fo:font-weight="bold" officeooo:rsid="001cd641" style:font-style-asian="normal" style:font-weight-asian="bold" style:font-style-complex="normal" style:font-weight-complex="bold"/>
    </style:style>
    <style:style style:name="T2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a933" fo:font-style="normal" fo:font-weight="bold" officeooo:rsid="001cd641" style:font-style-asian="normal" style:font-weight-asian="bold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 fo:font-style="normal" fo:font-weight="bold" officeooo:rsid="001cd641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8110119" text:style-name="L1">
        <text:list-item>
          <text:p text:style-name="P3">Indique a veracidade das seguintes afirmacións:</text:p>
        </text:list-item>
      </text:list>
      <text:list xml:id="list316683485" text:style-name="L2">
        <text:list-item>
          <text:list>
            <text:list-item>
              <text:p text:style-name="P1">Un virus informático é un programa con propiedades autocopiativas e finalidade destrutiva. <text:span text:style-name="T1">Verdadeiro</text:span></text:p>
            </text:list-item>
            <text:list-item>
              <text:p text:style-name="P1">Problema dos virus informáticos ten unha compoñente comercial.<text:span text:style-name="T5"> </text:span><text:span text:style-name="T6">Falso</text:span></text:p>
            </text:list-item>
            <text:list-item>
              <text:p text:style-name="P1">Un virus informático pode ser o responsable dunha avaría hardware nun disco duro. <text:span text:style-name="T3">Rara vez pero verdadeiro</text:span></text:p>
            </text:list-item>
            <text:list-item>
              <text:p text:style-name="P1">A orixe dos virus é claro: xéranos as empresas de software. <text:span text:style-name="T6">Falso</text:span></text:p>
            </text:list-item>
            <text:list-item>
              <text:p text:style-name="P1">Todos os virus teñen extensión EXE (executables).<text:span text:style-name="T4"> </text:span><text:span text:style-name="T6">Falso</text:span></text:p>
            </text:list-item>
            <text:list-item>
              <text:p text:style-name="P2">Os puntos de restauración de Windows volven o estado anterior do PC, eliminando programas e datos almacenados con posterioridade. <text:span text:style-name="T2">Verdadeiro</text:span></text:p>
            </text:list-item>
            <text:list-item>
              <text:p text:style-name="P2">WordPerfect foi un dos primeiros procesadores existentes. <text:span text:style-name="T2">Procesador de texto</text:span></text:p>
            </text:list-item>
            <text:list-item>
              <text:p text:style-name="P2">As utilidades freeware, shareware e de software libre son inferiores ás comerciais. <text:span text:style-name="T2">Xeralmente Verdadeiro</text:span></text:p>
            </text:list-item>
          </text:list>
        </text:list-item>
      </text:list>
      <text:list xml:id="list115524172400726" text:continue-list="list2818110119" text:style-name="L1">
        <text:list-item>
          <text:p text:style-name="P3">Realice as consideracións oportunas sobre os antivirus hardware e software.</text:p>
        </text:list-item>
      </text:list>
      <text:p text:style-name="P5">Los antivirus software son los comunes, de toda la vida que puedes descargar en internet y pagar por ellos si fuese necesario.</text:p>
      <text:p text:style-name="P5">Los antivirus son poco comunes, la única información que logré encontrar fue una patente de Kapersky, la cual es un dispositivo antivirus con procesador y RAM propia, y que trabajaría entre la CPU y la unidad de almacenamiento, bloqueando la escritura de datos en el disco duro para proteger el equipo</text:p>
      <text:list xml:id="list115524885559858" text:continue-numbering="true" text:style-name="L1">
        <text:list-item>
          <text:p text:style-name="P4">Que dano perseguen os hoax?</text:p>
        </text:list-item>
      </text:list>
      <text:p text:style-name="P6">Engañar a usuarios mediante suplantación de identidad o mentiras con la intención de beneficiarse monetariamente y/o infectar ordenadores</text:p>
      <text:list xml:id="list115523361689771" text:continue-numbering="true" text:style-name="L1">
        <text:list-item>
          <text:p text:style-name="P3">Indique as medidas básicas que hay que tomar con respecto aos virus.</text:p>
        </text:list-item>
      </text:list>
      <text:p text:style-name="P6">Usar antivirus, sobretodo los que están siempre activos de manera que detectan páginas y elementos descargados potencialmente peligrosas.</text:p>
      <text:p text:style-name="P6">Limpiar el sistema.</text:p>
      <text:list xml:id="list115524793459881" text:continue-numbering="true" text:style-name="L1">
        <text:list-item>
          <text:p text:style-name="P3">Indique tres tipos de acceso remoto</text:p>
        </text:list-item>
      </text:list>
      <text:p text:style-name="P6">El acceso remoto nos permite trabajar y hacer uso de nuestro ordenador sin estar físicamente en él. </text:p>
      <text:p text:style-name="P6">Tres ejemplos de acceso remoto son: Escritorio remoto de Chrome, TeamViewer y SupR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0:36:55.614000000</meta:creation-date>
    <dc:date>2020-10-19T11:55:22.679000000</dc:date>
    <meta:editing-duration>PT6M45S</meta:editing-duration>
    <meta:editing-cycles>1</meta:editing-cycles>
    <meta:document-statistic meta:table-count="0" meta:image-count="0" meta:object-count="0" meta:page-count="1" meta:paragraph-count="20" meta:word-count="297" meta:character-count="1900" meta:non-whitespace-character-count="1635"/>
    <meta:generator>LibreOffice/6.1.0.3$Windows_X86_64 LibreOffice_project/efb621ed25068d70781dc026f7e9c5187a4decd1</meta:generator>
  </office:meta>
</office:document-meta>
</file>